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éparation des séance Robot Junior</text:p>
      <text:p text:style-name="Standard"/>
      <text:p text:style-name="Standard">Aspect logisitique.</text:p>
      <text:p text:style-name="Standard">Dans les locaux de l'asso</text:p>
      <text:p text:style-name="Standard">5 binoômes. 2 heures</text:p>
      <text:p text:style-name="Standard">2 animateurs</text:p>
      <text:p text:style-name="Standard">5 pc : 2 pc fixes du lab, mon portable VOLAB14,</text:p>
      <text:p text:style-name="Standard"/>
      <text:p text:style-name="Standard">login dédié</text:p>
      <text:p text:style-name="Standard">Stagiaire 1 à 5</text:p>
      <text:p text:style-name="Standard">pass volab</text:p>
      <text:p text:style-name="Standard"/>
      <text:p text:style-name="Standard"/>
      <text:p text:style-name="Standard">Installation et vérifications</text:p>
      <text:p text:style-name="Standard">lancer ARDUIBO v1. Pas nécessaire, mblock vient avec sa version d'ARDUINO</text:p>
      <text:p text:style-name="Standard">Téléverser un blink</text:p>
      <text:p text:style-name="Standard">Lancer mblock5</text:p>
      <text:p text:style-name="Standard">Charger blink et télévers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06T17:54:05.68</meta:creation-date>
    <meta:document-statistic meta:table-count="0" meta:image-count="0" meta:object-count="0" meta:page-count="1" meta:paragraph-count="14" meta:word-count="60" meta:character-count="356"/>
    <dc:date>2019-07-06T19:41:57.75</dc:date>
    <meta:editing-duration>PT1H17M31S</meta:editing-duration>
    <meta:editing-cycles>1</meta:editing-cycles>
    <meta:generator>OpenOffice/4.1.1$Win32 OpenOffice.org_project/411m6$Build-9775</meta:generator>
  </office:meta>
</office:document-meta>
</file>